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Mono" svg:font-family="'Noto Mono'" style:font-pitch="fixed"/>
    <style:font-face style:name="OpenSymbol" svg:font-family="OpenSymbol" style:font-charset="x-symbol"/>
    <style:font-face style:name="monospace" svg:font-family="monospace"/>
    <style:font-face style:name="sans-serif" svg:font-family="sans-serif"/>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style:border-line-width="0.005cm 0.005cm 0.005cm" fo:padding="0.097cm" fo:border="0.45pt double #0062c4"/>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style:border-line-width="0.005cm 0.005cm 0.005cm" fo:padding="0.097cm" fo:border="0.45pt double #0062c4"/>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style:border-line-width="0.005cm 0.005cm 0.005cm" fo:padding="0.097cm" fo:border="0.45pt double #0062c4"/>
    </style:style>
    <style:style style:name="Tableau5" style:family="table">
      <style:table-properties style:width="17cm" table:align="margins"/>
    </style:style>
    <style:style style:name="Tableau5.A" style:family="table-column">
      <style:table-column-properties style:column-width="17cm" style:rel-column-width="9638*"/>
    </style:style>
    <style:style style:name="Tableau5.1" style:family="table-row">
      <style:table-row-properties style:min-row-height="0.706cm"/>
    </style:style>
    <style:style style:name="Tableau5.A1" style:family="table-cell">
      <style:table-cell-properties style:border-line-width="0.005cm 0.005cm 0.005cm" fo:padding="0.097cm" fo:border="0.45pt double #0062c4"/>
    </style:style>
    <style:style style:name="Tableau6" style:family="table">
      <style:table-properties style:width="17cm" table:align="margins"/>
    </style:style>
    <style:style style:name="Tableau6.A" style:family="table-column">
      <style:table-column-properties style:column-width="17cm" style:rel-column-width="9638*"/>
    </style:style>
    <style:style style:name="Tableau6.1" style:family="table-row">
      <style:table-row-properties style:min-row-height="0.706cm"/>
    </style:style>
    <style:style style:name="Tableau6.A1" style:family="table-cell">
      <style:table-cell-properties style:border-line-width="0.005cm 0.005cm 0.005cm" fo:padding="0.097cm" fo:border="0.45pt double #0062c4"/>
    </style:style>
    <style:style style:name="Tableau7" style:family="table">
      <style:table-properties style:width="17cm" table:align="margins"/>
    </style:style>
    <style:style style:name="Tableau7.A" style:family="table-column">
      <style:table-column-properties style:column-width="17cm" style:rel-column-width="9638*"/>
    </style:style>
    <style:style style:name="Tableau7.1" style:family="table-row">
      <style:table-row-properties style:min-row-height="0.706cm"/>
    </style:style>
    <style:style style:name="Tableau7.A1" style:family="table-cell">
      <style:table-cell-properties style:border-line-width="0.005cm 0.005cm 0.005cm" fo:padding="0.097cm" fo:border="0.45pt double #0062c4"/>
    </style:style>
    <style:style style:name="Tableau8" style:family="table">
      <style:table-properties style:width="17cm" table:align="margins"/>
    </style:style>
    <style:style style:name="Tableau8.A" style:family="table-column">
      <style:table-column-properties style:column-width="17cm" style:rel-column-width="9638*"/>
    </style:style>
    <style:style style:name="Tableau8.1" style:family="table-row">
      <style:table-row-properties style:min-row-height="0.706cm"/>
    </style:style>
    <style:style style:name="Tableau8.A1" style:family="table-cell">
      <style:table-cell-properties style:border-line-width="0.005cm 0.005cm 0.005cm" fo:padding="0.097cm" fo:border="0.45pt double #0062c4"/>
    </style:style>
    <style:style style:name="Tableau9" style:family="table">
      <style:table-properties style:width="17cm" table:align="margins"/>
    </style:style>
    <style:style style:name="Tableau9.A" style:family="table-column">
      <style:table-column-properties style:column-width="17cm" style:rel-column-width="9638*"/>
    </style:style>
    <style:style style:name="Tableau9.1" style:family="table-row">
      <style:table-row-properties style:min-row-height="0.706cm"/>
    </style:style>
    <style:style style:name="Tableau9.A1" style:family="table-cell">
      <style:table-cell-properties style:border-line-width="0.005cm 0.005cm 0.005cm" fo:padding="0.097cm" fo:border="0.45pt double #0062c4"/>
    </style:style>
    <style:style style:name="P1" style:family="paragraph" style:parent-style-name="Standard">
      <style:text-properties fo:language="zxx" fo:country="none" officeooo:paragraph-rsid="004d5370" style:language-asian="zxx" style:country-asian="none" style:language-complex="zxx" style:country-complex="none"/>
    </style:style>
    <style:style style:name="P2" style:family="paragraph" style:parent-style-name="Question">
      <style:text-properties fo:language="zxx" fo:country="none" style:language-asian="zxx" style:country-asian="none" style:language-complex="zxx" style:country-complex="none"/>
    </style:style>
    <style:style style:name="P3" style:family="paragraph" style:parent-style-name="Question">
      <style:text-properties fo:language="zxx" fo:country="none" officeooo:paragraph-rsid="00513c82" style:language-asian="zxx" style:country-asian="none" style:language-complex="zxx" style:country-complex="none"/>
    </style:style>
    <style:style style:name="P4" style:family="paragraph" style:parent-style-name="Standard">
      <style:text-properties fo:language="zxx" fo:country="none" officeooo:paragraph-rsid="00513c82" style:language-asian="zxx" style:country-asian="none" style:language-complex="zxx" style:country-complex="none"/>
    </style:style>
    <style:style style:name="P5" style:family="paragraph" style:parent-style-name="Question">
      <style:text-properties fo:language="zxx" fo:country="none" officeooo:paragraph-rsid="00516b4b" style:language-asian="zxx" style:country-asian="none" style:language-complex="zxx" style:country-complex="none"/>
    </style:style>
    <style:style style:name="P6" style:family="paragraph" style:parent-style-name="Standard">
      <style:text-properties fo:language="zxx" fo:country="none" officeooo:rsid="0003863c" officeooo:paragraph-rsid="004d5370" style:language-asian="zxx" style:country-asian="none" style:language-complex="zxx" style:country-complex="none"/>
    </style:style>
    <style:style style:name="P7" style:family="paragraph" style:parent-style-name="Standard">
      <style:text-properties fo:language="zxx" fo:country="none" officeooo:rsid="000ffcb7" officeooo:paragraph-rsid="00513c82" style:language-asian="zxx" style:country-asian="none" style:language-complex="zxx" style:country-complex="none"/>
    </style:style>
    <style:style style:name="P8" style:family="paragraph" style:parent-style-name="Standard">
      <style:text-properties fo:language="zxx" fo:country="none" officeooo:rsid="00100978" officeooo:paragraph-rsid="004d5370" style:language-asian="zxx" style:country-asian="none" style:language-complex="zxx" style:country-complex="none"/>
    </style:style>
    <style:style style:name="P9" style:family="paragraph" style:parent-style-name="Standard">
      <style:text-properties fo:language="zxx" fo:country="none" officeooo:paragraph-rsid="00523326" style:language-asian="zxx" style:country-asian="none" style:language-complex="zxx" style:country-complex="none"/>
    </style:style>
    <style:style style:name="P10" style:family="paragraph" style:parent-style-name="Standard">
      <style:text-properties fo:language="zxx" fo:country="none" officeooo:rsid="00523326" officeooo:paragraph-rsid="00523326" style:language-asian="zxx" style:country-asian="none" style:language-complex="zxx" style:country-complex="none"/>
    </style:style>
    <style:style style:name="P11" style:family="paragraph" style:parent-style-name="Standard">
      <style:text-properties fo:language="zxx" fo:country="none" officeooo:paragraph-rsid="0054e2a6" style:language-asian="zxx" style:country-asian="none" style:language-complex="zxx" style:country-complex="none"/>
    </style:style>
    <style:style style:name="P12" style:family="paragraph" style:parent-style-name="Standard">
      <style:text-properties fo:language="zxx" fo:country="none" officeooo:paragraph-rsid="00612ab1" style:language-asian="zxx" style:country-asian="none" style:language-complex="zxx" style:country-complex="none"/>
    </style:style>
    <style:style style:name="P13" style:family="paragraph" style:parent-style-name="Standard">
      <style:text-properties fo:language="zxx" fo:country="none" officeooo:rsid="00612ab1" officeooo:paragraph-rsid="00612ab1" style:language-asian="zxx" style:country-asian="none" style:language-complex="zxx" style:country-complex="none"/>
    </style:style>
    <style:style style:name="P14" style:family="paragraph" style:parent-style-name="Standard">
      <style:text-properties fo:language="zxx" fo:country="none" officeooo:rsid="00577ee6" officeooo:paragraph-rsid="00577ee6" style:language-asian="zxx" style:country-asian="none" style:language-complex="zxx" style:country-complex="none"/>
    </style:style>
    <style:style style:name="P15" style:family="paragraph" style:parent-style-name="Standard">
      <style:text-properties fo:language="zxx" fo:country="none" officeooo:paragraph-rsid="00594aae" style:language-asian="zxx" style:country-asian="none" style:language-complex="zxx" style:country-complex="none"/>
    </style:style>
    <style:style style:name="P16" style:family="paragraph" style:parent-style-name="Standard">
      <style:text-properties fo:language="zxx" fo:country="none" officeooo:rsid="0062331f" officeooo:paragraph-rsid="0062331f" style:language-asian="zxx" style:country-asian="none" style:language-complex="zxx" style:country-complex="none"/>
    </style:style>
    <style:style style:name="P17" style:family="paragraph" style:parent-style-name="Standard">
      <style:text-properties fo:language="zxx" fo:country="none" officeooo:paragraph-rsid="005c1ec0" style:language-asian="zxx" style:country-asian="none" style:language-complex="zxx" style:country-complex="none"/>
    </style:style>
    <style:style style:name="P18" style:family="paragraph" style:parent-style-name="Standard">
      <style:text-properties fo:language="zxx" fo:country="none" officeooo:paragraph-rsid="005dbe26" style:language-asian="zxx" style:country-asian="none" style:language-complex="zxx" style:country-complex="none"/>
    </style:style>
    <style:style style:name="P19" style:family="paragraph" style:parent-style-name="Standard">
      <style:text-properties fo:language="zxx" fo:country="none" style:language-asian="zxx" style:country-asian="none" style:language-complex="zxx" style:country-complex="none"/>
    </style:style>
    <style:style style:name="P20" style:family="paragraph" style:parent-style-name="console">
      <style:text-properties fo:language="zxx" fo:country="none" style:language-asian="zxx" style:country-asian="none" style:language-complex="zxx" style:country-complex="none"/>
    </style:style>
    <style:style style:name="P21" style:family="paragraph" style:parent-style-name="console">
      <style:text-properties fo:language="zxx" fo:country="none" fo:font-weight="bold" style:language-asian="zxx" style:country-asian="none" style:font-weight-asian="bold" style:language-complex="zxx" style:country-complex="none" style:font-weight-complex="bold"/>
    </style:style>
    <style:style style:name="P22" style:family="paragraph" style:parent-style-name="Standard">
      <style:text-properties fo:language="zxx" fo:country="none" fo:font-style="italic" officeooo:paragraph-rsid="004d5370" style:language-asian="zxx" style:country-asian="none" style:font-style-asian="italic" style:language-complex="zxx" style:country-complex="none" style:font-style-complex="italic"/>
    </style:style>
    <style:style style:name="P23" style:family="paragraph" style:parent-style-name="Text_20_body">
      <style:text-properties fo:language="zxx" fo:country="none" fo:font-weight="normal" officeooo:rsid="000eeb75" officeooo:paragraph-rsid="004d5370" style:language-asian="zxx" style:country-asian="none" style:font-weight-asian="normal" style:language-complex="zxx" style:country-complex="none" style:font-weight-complex="normal"/>
    </style:style>
    <style:style style:name="P24" style:family="paragraph" style:parent-style-name="console">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25" style:family="paragraph" style:parent-style-name="Standard">
      <style:paragraph-properties fo:line-height="115%" fo:text-align="justify" style:justify-single-word="false"/>
      <style:text-properties style:font-name="Liberation Sans" fo:font-size="12pt" fo:language="zxx" fo:country="none" officeooo:rsid="0003863c" officeooo:paragraph-rsid="004d5370" style:font-size-asian="12pt" style:language-asian="zxx" style:country-asian="none" style:font-size-complex="12pt" style:language-complex="zxx" style:country-complex="none"/>
    </style:style>
    <style:style style:name="P26" style:family="paragraph" style:parent-style-name="Text_20_body">
      <style:paragraph-properties fo:line-height="115%" fo:text-align="justify" style:justify-single-word="false"/>
      <style:text-properties style:font-name="Liberation Sans" fo:font-size="12pt" fo:language="zxx" fo:country="none" officeooo:paragraph-rsid="004ebba4" style:font-size-asian="12pt" style:language-asian="zxx" style:country-asian="none" style:font-size-complex="12pt" style:language-complex="zxx" style:country-complex="none"/>
    </style:style>
    <style:style style:name="P27" style:family="paragraph" style:parent-style-name="Standard">
      <style:text-properties style:font-name="Noto Mono" fo:font-size="10pt" fo:language="zxx" fo:country="none" officeooo:rsid="001093bf" officeooo:paragraph-rsid="004d5370" style:font-size-asian="10pt" style:language-asian="zxx" style:country-asian="none" style:font-size-complex="10pt" style:language-complex="zxx" style:country-complex="none"/>
    </style:style>
    <style:style style:name="P28" style:family="paragraph" style:parent-style-name="Standard">
      <style:text-properties style:font-name="Noto Mono" fo:language="zxx" fo:country="none" officeooo:paragraph-rsid="004d5370" style:language-asian="zxx" style:country-asian="none" style:language-complex="zxx" style:country-complex="none"/>
    </style:style>
    <style:style style:name="P29" style:family="paragraph" style:parent-style-name="Standard">
      <style:text-properties style:font-name="Noto Mono" fo:language="zxx" fo:country="none" officeooo:rsid="001a7759" officeooo:paragraph-rsid="004d5370" style:language-asian="zxx" style:country-asian="none" style:language-complex="zxx" style:country-complex="none"/>
    </style:style>
    <style:style style:name="P30" style:family="paragraph" style:parent-style-name="Standard">
      <style:text-properties style:font-name="monospace" fo:font-size="12pt" fo:language="zxx" fo:country="none" officeooo:paragraph-rsid="004d5370" style:language-asian="zxx" style:country-asian="none" style:language-complex="zxx" style:country-complex="none"/>
    </style:style>
    <style:style style:name="P31" style:family="paragraph" style:parent-style-name="Standard">
      <style:paragraph-properties fo:text-align="center" style:justify-single-word="false"/>
      <style:text-properties fo:font-size="24pt" fo:language="zxx" fo:country="none" fo:font-weight="bold" style:font-size-asian="24pt" style:language-asian="zxx" style:country-asian="none" style:font-weight-asian="bold" style:font-size-complex="24pt" style:language-complex="zxx" style:country-complex="none" style:font-weight-complex="bold"/>
    </style:style>
    <style:style style:name="P32" style:family="paragraph" style:parent-style-name="Heading_20_1">
      <style:text-properties fo:language="zxx" fo:country="none" style:language-asian="zxx" style:country-asian="none" style:language-complex="zxx" style:country-complex="none"/>
    </style:style>
    <style:style style:name="P33" style:family="paragraph" style:parent-style-name="Heading_20_1">
      <style:text-properties fo:language="zxx" fo:country="none" officeooo:paragraph-rsid="008fd0e8" style:language-asian="zxx" style:country-asian="none" style:language-complex="zxx" style:country-complex="none"/>
    </style:style>
    <style:style style:name="P34" style:family="paragraph" style:parent-style-name="Heading_20_1">
      <style:text-properties officeooo:paragraph-rsid="008cdf2c"/>
    </style:style>
    <style:style style:name="P35" style:family="paragraph" style:parent-style-name="Heading_20_2">
      <style:text-properties fo:language="zxx" fo:country="none" style:language-asian="zxx" style:country-asian="none" style:language-complex="zxx" style:country-complex="none"/>
    </style:style>
    <style:style style:name="P36" style:family="paragraph" style:parent-style-name="Heading_20_2">
      <style:text-properties fo:language="zxx" fo:country="none" officeooo:paragraph-rsid="008cdf2c" style:language-asian="zxx" style:country-asian="none" style:language-complex="zxx" style:country-complex="none"/>
    </style:style>
    <style:style style:name="P37" style:family="paragraph" style:parent-style-name="Question">
      <style:text-properties fo:language="zxx" fo:country="none" officeooo:paragraph-rsid="00513c82" style:language-asian="zxx" style:country-asian="none" style:language-complex="zxx" style:country-complex="none"/>
    </style:style>
    <style:style style:name="P38" style:family="paragraph" style:parent-style-name="Standard" style:list-style-name="L2">
      <style:text-properties fo:language="zxx" fo:country="none" officeooo:rsid="00523326" officeooo:paragraph-rsid="00523326" style:language-asian="zxx" style:country-asian="none" style:language-complex="zxx" style:country-complex="none"/>
    </style:style>
    <style:style style:name="P39" style:family="paragraph" style:parent-style-name="Standard" style:list-style-name="L3">
      <style:text-properties fo:language="zxx" fo:country="none" officeooo:paragraph-rsid="00594aae" style:language-asian="zxx" style:country-asian="none" style:language-complex="zxx" style:country-complex="none"/>
    </style:style>
    <style:style style:name="P40" style:family="paragraph" style:parent-style-name="Standard">
      <style:text-properties fo:language="zxx" fo:country="none" officeooo:rsid="000ffcb7" officeooo:paragraph-rsid="004d5370" style:language-asian="zxx" style:country-asian="none" style:language-complex="zxx" style:country-complex="none"/>
    </style:style>
    <style:style style:name="P41" style:family="paragraph" style:parent-style-name="Standard">
      <style:text-properties fo:language="zxx" fo:country="none" officeooo:rsid="003c10a1" officeooo:paragraph-rsid="0071beb5" style:language-asian="zxx" style:country-asian="none" style:language-complex="zxx" style:country-complex="none"/>
    </style:style>
    <style:style style:name="P42" style:family="paragraph" style:parent-style-name="Standard">
      <style:text-properties fo:language="zxx" fo:country="none" officeooo:rsid="003c10a1" officeooo:paragraph-rsid="00513c82" style:language-asian="zxx" style:country-asian="none" style:language-complex="zxx" style:country-complex="none"/>
    </style:style>
    <style:style style:name="P43" style:family="paragraph" style:parent-style-name="Standard">
      <style:text-properties fo:language="zxx" fo:country="none" officeooo:rsid="003c10a1" officeooo:paragraph-rsid="0073fbba" style:language-asian="zxx" style:country-asian="none" style:language-complex="zxx" style:country-complex="none"/>
    </style:style>
    <style:style style:name="P44" style:family="paragraph" style:parent-style-name="Standard">
      <style:text-properties fo:language="zxx" fo:country="none" officeooo:rsid="003c10a1" officeooo:paragraph-rsid="0075e527" style:language-asian="zxx" style:country-asian="none" style:language-complex="zxx" style:country-complex="none"/>
    </style:style>
    <style:style style:name="P45" style:family="paragraph" style:parent-style-name="Standard">
      <style:text-properties fo:language="zxx" fo:country="none" officeooo:paragraph-rsid="004d5370" style:language-asian="zxx" style:country-asian="none" style:language-complex="zxx" style:country-complex="none"/>
    </style:style>
    <style:style style:name="P46" style:family="paragraph" style:parent-style-name="Standard">
      <style:text-properties fo:language="zxx" fo:country="none" officeooo:paragraph-rsid="00513c82" style:language-asian="zxx" style:country-asian="none" style:language-complex="zxx" style:country-complex="none"/>
    </style:style>
    <style:style style:name="P47" style:family="paragraph" style:parent-style-name="Standard">
      <style:text-properties fo:language="zxx" fo:country="none" officeooo:paragraph-rsid="00790d23" style:language-asian="zxx" style:country-asian="none" style:language-complex="zxx" style:country-complex="none"/>
    </style:style>
    <style:style style:name="P48" style:family="paragraph" style:parent-style-name="Standard">
      <style:text-properties fo:language="zxx" fo:country="none" officeooo:paragraph-rsid="007b7d79" style:language-asian="zxx" style:country-asian="none" style:language-complex="zxx" style:country-complex="none"/>
    </style:style>
    <style:style style:name="P49" style:family="paragraph" style:parent-style-name="Standard">
      <style:text-properties fo:language="zxx" fo:country="none" officeooo:rsid="00680865" officeooo:paragraph-rsid="00680865" style:language-asian="zxx" style:country-asian="none" style:language-complex="zxx" style:country-complex="none"/>
    </style:style>
    <style:style style:name="P50" style:family="paragraph" style:parent-style-name="Standard">
      <style:text-properties fo:language="zxx" fo:country="none" officeooo:paragraph-rsid="00881389" style:language-asian="zxx" style:country-asian="none" style:language-complex="zxx" style:country-complex="none"/>
    </style:style>
    <style:style style:name="P51" style:family="paragraph" style:parent-style-name="Standard">
      <style:text-properties officeooo:paragraph-rsid="007b7d79"/>
    </style:style>
    <style:style style:name="P52" style:family="paragraph" style:parent-style-name="Standard">
      <style:text-properties officeooo:paragraph-rsid="00881389"/>
    </style:style>
    <style:style style:name="P53" style:family="paragraph" style:parent-style-name="Standard">
      <style:text-properties fo:font-size="11pt" fo:language="zxx" fo:country="none" officeooo:paragraph-rsid="00523326" style:font-size-asian="11pt" style:language-asian="zxx" style:country-asian="none" style:font-size-complex="11pt" style:language-complex="zxx" style:country-complex="none"/>
    </style:style>
    <style:style style:name="P54" style:family="paragraph" style:parent-style-name="Standard">
      <style:text-properties fo:font-size="12pt" fo:language="zxx" fo:country="none" officeooo:paragraph-rsid="004d5370" style:font-size-asian="10.5pt" style:language-asian="zxx" style:country-asian="none" style:font-size-complex="12pt" style:language-complex="zxx" style:country-complex="none"/>
    </style:style>
    <style:style style:name="P55" style:family="paragraph" style:parent-style-name="Table_20_Contents">
      <style:text-properties fo:language="zxx" fo:country="none" officeooo:rsid="004b3575" officeooo:paragraph-rsid="0071beb5" style:language-asian="zxx" style:country-asian="none" style:language-complex="zxx" style:country-complex="none"/>
    </style:style>
    <style:style style:name="P56" style:family="paragraph" style:parent-style-name="Table_20_Contents">
      <style:text-properties fo:language="zxx" fo:country="none" officeooo:rsid="004b3575" officeooo:paragraph-rsid="0073fbba" style:language-asian="zxx" style:country-asian="none" style:language-complex="zxx" style:country-complex="none"/>
    </style:style>
    <style:style style:name="P57" style:family="paragraph" style:parent-style-name="Table_20_Contents">
      <style:text-properties fo:language="zxx" fo:country="none" officeooo:rsid="004b3575" officeooo:paragraph-rsid="0075e527" style:language-asian="zxx" style:country-asian="none" style:language-complex="zxx" style:country-complex="none"/>
    </style:style>
    <style:style style:name="P58" style:family="paragraph" style:parent-style-name="Table_20_Contents">
      <style:text-properties fo:language="zxx" fo:country="none" officeooo:rsid="004b3575" officeooo:paragraph-rsid="00790d23" style:language-asian="zxx" style:country-asian="none" style:language-complex="zxx" style:country-complex="none"/>
    </style:style>
    <style:style style:name="P59" style:family="paragraph" style:parent-style-name="Table_20_Contents">
      <style:text-properties fo:language="zxx" fo:country="none" officeooo:rsid="004b3575" officeooo:paragraph-rsid="007b7d79" style:language-asian="zxx" style:country-asian="none" style:language-complex="zxx" style:country-complex="none"/>
    </style:style>
    <style:style style:name="P60" style:family="paragraph" style:parent-style-name="Table_20_Contents">
      <style:text-properties fo:language="zxx" fo:country="none" officeooo:rsid="0085be9d" officeooo:paragraph-rsid="0085be9d" style:language-asian="zxx" style:country-asian="none" style:language-complex="zxx" style:country-complex="none"/>
    </style:style>
    <style:style style:name="P61" style:family="paragraph" style:parent-style-name="Table_20_Contents">
      <style:text-properties fo:language="zxx" fo:country="none" officeooo:rsid="0085be9d" officeooo:paragraph-rsid="00881389" style:language-asian="zxx" style:country-asian="none" style:language-complex="zxx" style:country-complex="none"/>
    </style:style>
    <style:style style:name="P62" style:family="paragraph" style:parent-style-name="Table_20_Contents">
      <style:text-properties fo:language="zxx" fo:country="none" officeooo:rsid="0085be9d" officeooo:paragraph-rsid="009af7dd" style:language-asian="zxx" style:country-asian="none" style:language-complex="zxx" style:country-complex="none"/>
    </style:style>
    <style:style style:name="P63" style:family="paragraph" style:parent-style-name="Table_20_Contents">
      <style:text-properties fo:language="zxx" fo:country="none" officeooo:rsid="0085be9d" officeooo:paragraph-rsid="009ede20" style:language-asian="zxx" style:country-asian="none" style:language-complex="zxx" style:country-complex="none"/>
    </style:style>
    <style:style style:name="P64" style:family="paragraph" style:parent-style-name="Text_20_body" style:list-style-name="L1">
      <style:paragraph-properties fo:margin-top="0cm" fo:margin-bottom="0cm" style:contextual-spacing="false" fo:line-height="115%" fo:text-align="justify" style:justify-single-word="false"/>
      <style:text-properties style:font-name="Liberation Sans" fo:font-size="12pt" fo:language="zxx" fo:country="none" officeooo:paragraph-rsid="004ebba4" style:font-size-asian="12pt" style:language-asian="zxx" style:country-asian="none" style:font-size-complex="12pt" style:language-complex="zxx" style:country-complex="none"/>
    </style:style>
    <style:style style:name="P65" style:family="paragraph" style:parent-style-name="Text_20_body">
      <style:paragraph-properties fo:line-height="115%" fo:text-align="justify" style:justify-single-word="false"/>
      <style:text-properties style:font-name="Liberation Sans" fo:font-size="12pt" fo:language="zxx" fo:country="none" officeooo:paragraph-rsid="004d5370" style:font-size-asian="12pt" style:language-asian="zxx" style:country-asian="none" style:font-size-complex="12pt" style:language-complex="zxx" style:country-complex="none"/>
    </style:style>
    <style:style style:name="P66" style:family="paragraph" style:parent-style-name="Text_20_body">
      <loext:graphic-properties draw:fill="none"/>
      <style:paragraph-properties fo:margin-left="1.199cm" fo:margin-right="0cm" fo:margin-top="0cm" fo:margin-bottom="0cm" style:contextual-spacing="false" fo:line-height="115%" fo:text-align="start" style:justify-single-word="false" fo:text-indent="-1.101cm" style:auto-text-indent="false" fo:background-color="transparent"/>
      <style:text-properties style:font-name="Liberation Sans" fo:font-size="12pt" fo:language="zxx" fo:country="none" officeooo:paragraph-rsid="004d5370" style:font-size-asian="12pt" style:language-asian="zxx" style:country-asian="none" style:font-size-complex="12pt" style:language-complex="zxx" style:country-complex="none"/>
    </style:style>
    <style:style style:name="P67" style:family="paragraph" style:parent-style-name="Text_20_body" style:master-page-name="">
      <loext:graphic-properties draw:fill="none"/>
      <style:paragraph-properties fo:margin-left="1.199cm" fo:margin-right="0cm" fo:margin-top="0cm" fo:margin-bottom="0cm" style:contextual-spacing="false" fo:line-height="115%" fo:text-align="start" style:justify-single-word="false" fo:text-indent="-1.101cm" style:auto-text-indent="false" style:page-number="auto" fo:background-color="transparent"/>
      <style:text-properties style:font-name="Liberation Sans" fo:font-size="12pt" fo:language="zxx" fo:country="none" officeooo:paragraph-rsid="00962afd" style:font-size-asian="12pt" style:language-asian="zxx" style:country-asian="none" style:font-size-complex="12pt" style:language-complex="zxx" style:country-complex="none"/>
    </style:style>
    <style:style style:name="P68" style:family="paragraph" style:parent-style-name="Text_20_body">
      <style:text-properties fo:language="zxx" fo:country="none" officeooo:paragraph-rsid="004d5370" style:language-asian="zxx" style:country-asian="none" style:language-complex="zxx" style:country-complex="none"/>
    </style:style>
    <style:style style:name="P69" style:family="paragraph" style:parent-style-name="console">
      <style:text-properties fo:language="zxx" fo:country="none" style:language-asian="zxx" style:country-asian="none" style:language-complex="zxx" style:country-complex="none"/>
    </style:style>
    <style:style style:name="P70" style:family="paragraph" style:parent-style-name="console">
      <style:text-properties fo:language="zxx" fo:country="none" officeooo:paragraph-rsid="00763d6d" style:language-asian="zxx" style:country-asian="none" style:language-complex="zxx" style:country-complex="none"/>
    </style:style>
    <style:style style:name="P71" style:family="paragraph" style:parent-style-name="console">
      <style:text-properties fo:language="zxx" fo:country="none" officeooo:paragraph-rsid="00961239" style:language-asian="zxx" style:country-asian="none" style:language-complex="zxx" style:country-complex="none"/>
    </style:style>
    <style:style style:name="T1" style:family="text">
      <style:text-properties officeooo:rsid="000cfc90"/>
    </style:style>
    <style:style style:name="T2" style:family="text">
      <style:text-properties fo:font-weight="bold" style:font-weight-asian="bold" style:font-weight-complex="bold"/>
    </style:style>
    <style:style style:name="T3" style:family="text">
      <style:text-properties fo:font-weight="bold" officeooo:rsid="006275ec" style:font-weight-asian="bold" style:font-weight-complex="bold"/>
    </style:style>
    <style:style style:name="T4" style:family="text">
      <style:text-properties fo:font-weight="bold" fo:background-color="#ffff00" loext:char-shading-value="0" style:font-weight-asian="bold" style:font-weight-complex="bold"/>
    </style:style>
    <style:style style:name="T5" style:family="text">
      <style:text-properties officeooo:rsid="004ebba4"/>
    </style:style>
    <style:style style:name="T6" style:family="text">
      <style:text-properties officeooo:rsid="000ee00e"/>
    </style:style>
    <style:style style:name="T7" style:family="text">
      <style:text-properties fo:color="#e327ff" loext:opacity="100%"/>
    </style:style>
    <style:style style:name="T8" style:family="text">
      <style:text-properties fo:color="#e327ff" loext:opacity="100%" fo:font-weight="bold" style:font-weight-asian="bold" style:font-weight-complex="bold"/>
    </style:style>
    <style:style style:name="T9" style:family="text">
      <style:text-properties fo:color="#e327ff" loext:opacity="100%" fo:font-weight="bold" officeooo:rsid="000eeb75" style:font-weight-asian="bold" style:font-weight-complex="bold"/>
    </style:style>
    <style:style style:name="T10" style:family="text">
      <style:text-properties fo:color="#e327ff" loext:opacity="100%" fo:font-style="normal" fo:font-weight="bold" style:font-style-asian="normal" style:font-weight-asian="bold" style:font-style-complex="normal" style:font-weight-complex="bold"/>
    </style:style>
    <style:style style:name="T11" style:family="text">
      <style:text-properties fo:color="#e327ff" loext:opacity="100%" style:font-name="monospace" fo:font-size="12pt"/>
    </style:style>
    <style:style style:name="T12" style:family="text">
      <style:text-properties fo:color="#e327ff" loext:opacity="100%" fo:font-style="italic" fo:font-weight="bold" style:font-style-asian="italic" style:font-weight-asian="bold" style:font-style-complex="italic" style:font-weight-complex="bold"/>
    </style:style>
    <style:style style:name="T13" style:family="text">
      <style:text-properties fo:color="#0000ff" loext:opacity="100%"/>
    </style:style>
    <style:style style:name="T14" style:family="text">
      <style:text-properties fo:color="#0000ff" loext:opacity="100%" fo:font-weight="bold" style:font-weight-asian="bold" style:font-weight-complex="bold"/>
    </style:style>
    <style:style style:name="T15" style:family="text">
      <style:text-properties fo:color="#0000ff" loext:opacity="100%" style:font-name="monospace"/>
    </style:style>
    <style:style style:name="T16" style:family="text">
      <style:text-properties fo:color="#0000ff" loext:opacity="100%" style:font-name="monospace" fo:font-weight="bold" style:font-weight-asian="bold" style:font-weight-complex="bold"/>
    </style:style>
    <style:style style:name="T17" style:family="text">
      <style:text-properties fo:color="#0369a3" loext:opacity="100%"/>
    </style:style>
    <style:style style:name="T18" style:family="text">
      <style:text-properties fo:color="#0369a3" loext:opacity="100%" fo:font-weight="bold" style:font-weight-asian="bold" style:font-weight-complex="bold"/>
    </style:style>
    <style:style style:name="T19" style:family="text">
      <style:text-properties style:font-name="monospace"/>
    </style:style>
    <style:style style:name="T20" style:family="text">
      <style:text-properties style:font-name="monospace" fo:font-weight="bold" style:font-weight-asian="bold" style:font-weight-complex="bold"/>
    </style:style>
    <style:style style:name="T21" style:family="text">
      <style:text-properties style:font-name="monospace" fo:font-size="12pt"/>
    </style:style>
    <style:style style:name="T22" style:family="text">
      <style:text-properties style:font-name="monospace" fo:font-size="12pt" fo:font-weight="bold" style:font-weight-asian="bold" style:font-weight-complex="bold"/>
    </style:style>
    <style:style style:name="T23" style:family="text">
      <style:text-properties style:font-name="monospace" fo:font-size="12pt" fo:font-weight="bold" officeooo:rsid="0014d3aa" style:font-weight-asian="bold" style:font-weight-complex="bold"/>
    </style:style>
    <style:style style:name="T24" style:family="text">
      <style:text-properties style:font-name="monospace" fo:font-size="12pt" officeooo:rsid="001aff1e"/>
    </style:style>
    <style:style style:name="T25" style:family="text">
      <style:text-properties style:font-name="sans-serif"/>
    </style:style>
    <style:style style:name="T26" style:family="text">
      <style:text-properties style:font-name="sans-serif" fo:font-size="17.25pt" fo:language="zxx" fo:country="none" style:language-asian="zxx" style:country-asian="none" style:language-complex="zxx" style:country-complex="none"/>
    </style:style>
    <style:style style:name="T27" style:family="text">
      <style:text-properties style:font-name="sans-serif" fo:font-size="17.25pt" fo:language="zxx" fo:country="none" officeooo:rsid="008cae16" style:language-asian="zxx" style:country-asian="none" style:language-complex="zxx" style:country-complex="none"/>
    </style:style>
    <style:style style:name="T28" style:family="text">
      <style:text-properties officeooo:rsid="000eeb75"/>
    </style:style>
    <style:style style:name="T29" style:family="text">
      <style:text-properties officeooo:rsid="00106e60"/>
    </style:style>
    <style:style style:name="T30" style:family="text">
      <style:text-properties officeooo:rsid="00513c82"/>
    </style:style>
    <style:style style:name="T31" style:family="text">
      <style:text-properties officeooo:rsid="00516b4b"/>
    </style:style>
    <style:style style:name="T32" style:family="text">
      <style:text-properties fo:color="#023f62" loext:opacity="100%"/>
    </style:style>
    <style:style style:name="T33" style:family="text">
      <style:text-properties fo:color="#00ffff" loext:opacity="100%"/>
    </style:style>
    <style:style style:name="T34" style:family="text">
      <style:text-properties officeooo:rsid="00523326"/>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style:font-style-asian="italic" style:font-style-complex="italic"/>
    </style:style>
    <style:style style:name="T37" style:family="text">
      <style:text-properties fo:font-style="italic" officeooo:rsid="00680865" style:font-style-asian="italic" style:font-style-complex="italic"/>
    </style:style>
    <style:style style:name="T38" style:family="text">
      <style:text-properties officeooo:rsid="00185cea"/>
    </style:style>
    <style:style style:name="T39" style:family="text">
      <style:text-properties fo:font-size="12pt"/>
    </style:style>
    <style:style style:name="T40" style:family="text">
      <style:text-properties fo:font-size="12pt" fo:font-weight="bold" style:font-weight-asian="bold" style:font-weight-complex="bold"/>
    </style:style>
    <style:style style:name="T41" style:family="text">
      <style:text-properties fo:font-size="12pt" fo:font-weight="bold" officeooo:rsid="001c230c" style:font-weight-asian="bold" style:font-weight-complex="bold"/>
    </style:style>
    <style:style style:name="T42" style:family="text">
      <style:text-properties officeooo:rsid="005be882"/>
    </style:style>
    <style:style style:name="T43" style:family="text">
      <style:text-properties fo:color="#006400" loext:opacity="100%"/>
    </style:style>
    <style:style style:name="T44" style:family="text">
      <style:text-properties fo:color="#006400" loext:opacity="100%" fo:font-weight="bold" style:font-weight-asian="bold" style:font-weight-complex="bold"/>
    </style:style>
    <style:style style:name="T45" style:family="text">
      <style:text-properties fo:color="#006400" loext:opacity="100%" style:font-name="monospace" fo:font-size="12pt"/>
    </style:style>
    <style:style style:name="T46" style:family="text">
      <style:text-properties officeooo:rsid="001a70cc"/>
    </style:style>
    <style:style style:name="T47" style:family="text">
      <style:text-properties style:font-name="Noto Mono" fo:font-size="12pt"/>
    </style:style>
    <style:style style:name="T48" style:family="text">
      <style:text-properties style:font-name="Noto Mono" fo:font-size="12pt" officeooo:rsid="001aff1e"/>
    </style:style>
    <style:style style:name="T49" style:family="text">
      <style:text-properties officeooo:rsid="001aff1e"/>
    </style:style>
    <style:style style:name="T50" style:family="text">
      <style:text-properties officeooo:rsid="001c230c"/>
    </style:style>
    <style:style style:name="T51" style:family="text">
      <style:text-properties officeooo:rsid="005fb496"/>
    </style:style>
    <style:style style:name="T52" style:family="text">
      <style:text-properties style:text-underline-style="solid" style:text-underline-width="auto" style:text-underline-color="font-color" fo:font-weight="bold" style:font-weight-asian="bold" style:font-weight-complex="bold"/>
    </style:style>
    <style:style style:name="T53" style:family="text">
      <style:text-properties officeooo:rsid="006275ec"/>
    </style:style>
    <style:style style:name="T54" style:family="text">
      <style:text-properties officeooo:rsid="00680865"/>
    </style:style>
    <style:style style:name="T55" style:family="text">
      <style:text-properties officeooo:rsid="00681dbf"/>
    </style:style>
    <style:style style:name="T56" style:family="text">
      <style:text-properties officeooo:rsid="006a4d2f"/>
    </style:style>
    <style:style style:name="T57" style:family="text">
      <style:text-properties officeooo:rsid="006b9c14"/>
    </style:style>
    <style:style style:name="T58" style:family="text">
      <style:text-properties officeooo:rsid="006ca151"/>
    </style:style>
    <style:style style:name="T59" style:family="text">
      <style:text-properties fo:color="#ff1493" loext:opacity="100%" fo:font-weight="bold" style:font-weight-asian="bold" style:font-weight-complex="bold"/>
    </style:style>
    <style:style style:name="T60" style:family="text">
      <style:text-properties officeooo:rsid="00717356"/>
    </style:style>
    <style:style style:name="T61" style:family="text">
      <style:text-properties fo:language="zxx" fo:country="none" style:language-asian="zxx" style:country-asian="none" style:language-complex="zxx" style:country-complex="none"/>
    </style:style>
    <style:style style:name="T62" style:family="text">
      <style:text-properties officeooo:rsid="00745a00"/>
    </style:style>
    <style:style style:name="T63" style:family="text">
      <style:text-properties officeooo:rsid="00763d6d"/>
    </style:style>
    <style:style style:name="T64" style:family="text">
      <style:text-properties fo:color="#ff00ff" loext:opacity="100%" fo:font-weight="bold" style:font-weight-asian="bold" style:font-weight-complex="bold"/>
    </style:style>
    <style:style style:name="T65" style:family="text">
      <style:text-properties officeooo:rsid="00851368"/>
    </style:style>
    <style:style style:name="T66" style:family="text">
      <style:text-properties officeooo:rsid="00100978"/>
    </style:style>
    <style:style style:name="T67" style:family="text">
      <style:text-properties officeooo:rsid="001229de"/>
    </style:style>
    <style:style style:name="T68" style:family="text">
      <style:text-properties officeooo:rsid="009af7dd"/>
    </style:style>
    <style:style style:name="T69" style:family="text">
      <style:text-properties fo:font-size="11.5pt" style:font-size-asian="11.5pt" style:font-size-complex="11.5pt"/>
    </style:style>
    <style:style style:name="T70" style:family="text">
      <style:text-properties fo:font-size="11.5pt" fo:font-style="italic" fo:font-weight="bold" style:font-size-asian="11.5pt" style:font-style-asian="italic" style:font-weight-asian="bold" style:font-size-complex="11.5pt" style:font-style-complex="italic" style:font-weight-complex="bold"/>
    </style:style>
    <style:style style:name="T71" style:family="text">
      <style:text-properties fo:color="#ffff00" loext:opacity="100%" fo:font-size="12pt"/>
    </style:style>
    <style:style style:name="T72" style:family="text">
      <style:text-properties fo:color="#ffff00" loext:opacity="100%" style:font-name="Noto Mono" fo:font-size="12pt"/>
    </style:style>
    <style:style style:name="T73" style:family="text">
      <style:text-properties officeooo:rsid="009ede20"/>
    </style:style>
    <style:style style:name="T74" style:family="text">
      <style:text-properties officeooo:rsid="009f1123"/>
    </style:style>
    <style:style style:name="T75" style:family="text">
      <style:text-properties officeooo:rsid="00a1af3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Le<text:span text:style-name="T60">s</text:span> filtres <text:span text:style-name="T1">puissants : find, <text:s/>grep, sed</text:span></text:p>
      <text:p text:style-name="P6"/>
      <text:h text:style-name="P32" text:outline-level="1">Introduction</text:h>
      <text:p text:style-name="P25">Pour rappel, la philosophie des commandes UNIX dont les systèmes Linux ont hérité est : <text:span text:style-name="T2">Chaque commande fait </text:span><text:span text:style-name="T4">une seule chose</text:span><text:span text:style-name="T2"> et le fait bien</text:span>. Cette section va introduire des filtres puissants par opposition aux filtres simples vus précéde<text:span text:style-name="T5">mment</text:span>. </text:p>
      <text:h text:style-name="P32" text:outline-level="1">La commande find</text:h>
      <text:h text:style-name="P35" text:outline-level="2"><text:span text:style-name="T6">G</text:span>énéralités</text:h>
      <text:p text:style-name="P26"><text:span text:style-name="T6">T</text:span>rouver un fichier dans son arborescence est l’une des tâches les plus fréquentes que l’on effectue devant un ordinateur. Jusqu’ici, pour trouver un fichier, <text:span text:style-name="T5">il était possible de se servir</text:span> de la commande <text:span text:style-name="T2">ls</text:span>. </text:p>
      <text:p text:style-name="P26">Cependant,cette commande ne permet pas d’explorer simplement une arborescence à la recherche d’un fichier ou d’un groupe de fichier précis. </text:p>
      <text:p text:style-name="P26">L’utilisation de l’option<text:span text:style-name="T2">-r</text:span> de la commande <text:span text:style-name="T2">ls</text:span> donne une liste récursive complète (par opposition à filtrée) de tous les fichiers et répertoires de l’arborescence sur laquelle est lancée la commande. </text:p>
      <text:p text:style-name="P26">Une autre commande est bien plus adaptée pour cette tâche de recherche : la commande <text:span text:style-name="T8">find</text:span>. </text:p>
      <text:p text:style-name="P26">Cette commande permet de retrouver dans un répertoire, ou une liste de répertoires, un fichier ou un ensemble de fichiers possédant certaines caractéristiques comme : </text:p>
      <text:list text:style-name="L1">
        <text:list-item>
          <text:p text:style-name="P64">le nom, </text:p>
        </text:list-item>
        <text:list-item>
          <text:p text:style-name="P64">les droits, </text:p>
        </text:list-item>
        <text:list-item>
          <text:p text:style-name="P64">les dates, </text:p>
        </text:list-item>
        <text:list-item>
          <text:p text:style-name="P64">la taille, </text:p>
        </text:list-item>
        <text:list-item>
          <text:p text:style-name="P64">etc. </text:p>
        </text:list-item>
      </text:list>
      <text:p text:style-name="P26">ou satisfaisant à une expression donnée en argument.</text:p>
      <text:p text:style-name="P65">La commande <text:span text:style-name="T8">find</text:span> possède beaucoup d’options dont les principales sont :</text:p>
      <text:p text:style-name="P67"><text:span text:style-name="T14">-name</text:span><text:span text:style-name="T2"> fichier</text:span> où fichier est le nom du fichier à trouver. Ce nom peut comporter des caractères spéciaux. L’option <text:span text:style-name="T14">-iname</text:span><text:span text:style-name="T17"> </text:span><text:span text:style-name="T2">fichier</text:span> indique de ne pas être sensible à la casse.</text:p>
      <text:p text:style-name="P66"><text:span text:style-name="T14">-perm</text:span><text:span text:style-name="T18"> </text:span><text:span text:style-name="T2">nombre</text:span> où nombre équivaut aux droits d’accès.</text:p>
      <text:p text:style-name="P66"><text:span text:style-name="T13">-</text:span><text:span text:style-name="T14">user</text:span><text:span text:style-name="T2"> nom</text:span> où nom correspond à un nom d’utilisateur et le résultat de la recherche listera tous les fichiers appartenant à cet utilisateur.</text:p>
      <text:p text:style-name="P66"><text:span text:style-name="T14">-size</text:span><text:span text:style-name="T2"> n</text:span> où n correspond à la taille du fichier</text:p>
      <text:p text:style-name="P66"><text:span text:style-name="T15">-</text:span><text:span text:style-name="T16">mtime</text:span><text:span text:style-name="T20"> n</text:span><text:span text:style-name="T19"> </text:span><text:span text:style-name="T25">où n correspond à une date ou un temps.</text:span></text:p>
      <text:h text:style-name="P35" text:outline-level="2">Exemples simple<text:span text:style-name="T28">s</text:span></text:h>
      <text:p text:style-name="P68"><text:span text:style-name="T28">Donnons quelques exemples courants d’utilisation de la commande </text:span><text:span text:style-name="T9">find</text:span></text:p>
      <text:p text:style-name="P71"><text:soft-page-break/>find /etc -name "av*"</text:p>
      <text:p text:style-name="P23">Liste tous entités (fichiers et répertoires) dans /etc dont le nom commence par av. Les guillemets sont fondamentaux afin que le shell n’interprète pas le motif de recherche à la place de find.</text:p>
      <text:p text:style-name="P20">find . -iname <text:s/>"sn*" -type f</text:p>
      <text:p text:style-name="P1">Liste tous les fichiers (option -type f) dans le répertoire courant (option .) dont le nom commence par <text:span text:style-name="T2">sn</text:span> sans tenir compte de la casse (option iname).</text:p>
      <text:p text:style-name="P4"/>
      <text:p text:style-name="P20">find $HOME -mtime -1</text:p>
      <text:p text:style-name="P7">Liste toutes les entités du répertoire personnel qui ont été modifiées il y a moins d’un jour. L’option -mtime +1 avec un nombre signé positivement indique de retrouver les fichiers modifiés il y a plus de 1 jour.</text:p>
      <text:p text:style-name="P7"/>
      <text:p text:style-name="P2">On veut retrouver l’ensemble des fichiers ayant une extension en .odt à partir de votre répertoire personnel.</text:p>
      <text:p text:style-name="P2">Donnez la commande permettant de réaliser cette action.</text:p>
      <text:p text:style-name="P42"/>
      <table:table table:name="Tableau1" table:style-name="Tableau1">
        <table:table-column table:style-name="Tableau1.A"/>
        <table:table-row>
          <table:table-cell table:style-name="Tableau1.A1" office:value-type="string">
            <text:p text:style-name="P55">find <text:span text:style-name="T62">$HOME</text:span> -iname *.odt -print</text:p>
          </table:table-cell>
        </table:table-row>
      </table:table>
      <text:p text:style-name="P41"/>
      <text:p text:style-name="P20">find . -size +1M</text:p>
      <text:p text:style-name="P8">Liste toutes les entités du répertoire personnel 2020 dont la taille dépasse le méga octet. Une option <text:span text:style-name="T2">-size -1G</text:span> listera les entités de moins de 1 giga octets.</text:p>
      <text:p text:style-name="P40"/>
      <text:p text:style-name="P20">find . ! -user $LOGNAME</text:p>
      <text:p text:style-name="P1"><text:span text:style-name="T66">Liste toutes les entités du répertoire ~/2020 dont vous n’êtes pas le propriétaire, l’option ! Exprime la négation.</text:span></text:p>
      <text:h text:style-name="P35" text:outline-level="2">Intersection <text:span text:style-name="T29">(</text:span>ET<text:span text:style-name="T29">)</text:span> et union <text:span text:style-name="T29">(</text:span>OU<text:span text:style-name="T29">)</text:span> avec find</text:h>
      <text:p text:style-name="P4">Il est possible de combiner les critères avec la commande find. </text:p>
      <text:p text:style-name="P4">Il suffit de saisir toutes les options. Attention, néanmoins, dans ce cas, ces critères sont pris comme des intersections (ET). </text:p>
      <text:p text:style-name="P4">Par exemple :</text:p>
      <text:p text:style-name="P20">find . -size +15M -size -1G</text:p>
      <text:p text:style-name="P1">Liste toutes les entités du répertoire courant dont la taille dépasse quinze méga octets mais dont la taille est aussi inférieure à un giga octet.</text:p>
      <text:p text:style-name="P3">On veut retrouver l’ensemble des fichiers ayant une extension en .odt à partir de votre répertoire personnel <text:span text:style-name="T30">et qui date de plus d’une semaine (7 jours)</text:span>.</text:p>
      <text:p text:style-name="P3">Donnez la commande permettant de réaliser cette action.</text:p>
      <text:p text:style-name="P43"/>
      <table:table table:name="Tableau2" table:style-name="Tableau2">
        <table:table-column table:style-name="Tableau2.A"/>
        <table:table-row>
          <table:table-cell table:style-name="Tableau2.A1" office:value-type="string">
            <text:p text:style-name="P56">find <text:span text:style-name="T63">$HOME</text:span> -iname *.odt -ctime +7 <text:s/>-print</text:p>
          </table:table-cell>
        </table:table-row>
      </table:table>
      <text:p text:style-name="P1"/>
      <text:p text:style-name="P1">L’option <text:span text:style-name="T2">-o</text:span> de la commande <text:span text:style-name="T2">find</text:span> permet de chercher sur des unions de critères (OU).</text:p>
      <text:p text:style-name="P20">find . -name "*.c" -o -name "*.cpp"</text:p>
      <text:p text:style-name="P1">Liste toutes les entités du répertoire courant 2020 dont le nom se termine par <text:span text:style-name="T2">.c</text:span> ou par <text:span text:style-name="T2">.cpp</text:span>.</text:p>
      <text:p text:style-name="P1"/>
      <text:p text:style-name="P5">On veut retrouver l’ensemble des fichiers ayant une extension en .odt, .<text:span text:style-name="T31">ODT</text:span> <text:s/><text:span text:style-name="T31">ou .odp, .ODP </text:span>à partir de votre répertoire personnel.</text:p>
      <text:p text:style-name="P5">Donnez la commande permettant de réaliser cette action.</text:p>
      <text:p text:style-name="P44"/>
      <table:table table:name="Tableau3" table:style-name="Tableau3">
        <table:table-column table:style-name="Tableau3.A"/>
        <table:table-row>
          <table:table-cell table:style-name="Tableau3.A1" office:value-type="string">
            <text:p text:style-name="P57">find $HOME -iname "*.odt" -print -o -name "*.odp" -print</text:p>
          </table:table-cell>
        </table:table-row>
      </table:table>
      <text:h text:style-name="P35" text:outline-level="2"><text:soft-page-break/>L’option -exec</text:h>
      <text:p text:style-name="P1">On peut faire exécuter à la commande <text:span text:style-name="T8">find</text:span><text:span text:style-name="T2"> </text:span>n’importe quelle commande en utilisant l’option <text:span text:style-name="T14">-exec</text:span><text:span text:style-name="T32">.</text:span></text:p>
      <text:p text:style-name="P1"><text:span text:style-name="T67">Exemple comptage des lignes des fichiers trouvés.</text:span></text:p>
      <text:p text:style-name="P70"><text:span text:style-name="T7">find</text:span> . <text:span text:style-name="T33">-name</text:span> "*.txt" -exec <text:s/><text:span text:style-name="T7">wc</text:span> <text:span text:style-name="T33">-l</text:span> {} ';'</text:p>
      <text:p text:style-name="P20">14 ./Operating System/AdminLinux/tp/masquerade.txt</text:p>
      <text:p text:style-name="P20">3 ./Operating System/TP2/liste de noel.txt</text:p>
      <text:p text:style-name="P20">3 ./Operating System/TP2/listeDeNoel.txt</text:p>
      <text:p text:style-name="P27"/>
      <text:p text:style-name="P53">Tou<text:span text:style-name="T34">te</text:span>s les <text:span text:style-name="T34">accolades ( </text:span>{} <text:span text:style-name="T34">)</text:span> sont remplacées par le chemin trouvé en protégeant automatiquement les espaces. </text:p>
      <text:p text:style-name="P9">Le ; indique la fin de la commande que l’on veut exécuter. </text:p>
      <text:p text:style-name="P9">Il faut le protéger en l’écrivant entre quote ” car ce symbole est aussi le séparateur de commandes.</text:p>
      <text:p text:style-name="P1"/>
      <text:p text:style-name="P1">L’exemple ci-dessus trouve toutes les entités dont le nom se termine par <text:span text:style-name="T2">.txt</text:span>, puis exécute la commande <text:span text:style-name="T8">wc</text:span><text:span text:style-name="T2"> </text:span><text:span text:style-name="T14">-l</text:span> sur les entités trouvées (représentée par{}).</text:p>
      <text:p text:style-name="P10">On obtient donc le nombre de lignes contenu dans chacun des fichiers ayant pour extension .txt.</text:p>
      <text:p text:style-name="P10">Ici :</text:p>
      <text:list text:style-name="L2">
        <text:list-item>
          <text:p text:style-name="P38">masquerade.txt contient 14 lignes</text:p>
        </text:list-item>
        <text:list-item>
          <text:p text:style-name="P38">liste de noel.txt contient 3 lignes</text:p>
        </text:list-item>
        <text:list-item>
          <text:p text:style-name="P38">listeDeNoel.txt contient 3 lignes</text:p>
        </text:list-item>
      </text:list>
      <text:p text:style-name="Question">Sachant que la commande <text:span text:style-name="T64">du</text:span> <text:span text:style-name="T14">-h</text:span> permet d’avoir la taille d’un fichier, donnez la commande permettant d’avoir la taille de tous les fichiers ayant pour extension .odt ou .ODT depuis votre répertoire personnel.</text:p>
      <text:h text:style-name="P34" text:outline-level="1"><text:span text:style-name="T27">La </text:span><text:span text:style-name="T26">commande grep</text:span></text:h>
      <text:h text:style-name="P36" text:outline-level="2">Utilisation classique</text:h>
      <text:p text:style-name="P11">La commande <text:span text:style-name="T8">find</text:span> vue dans la section précédente permet de trouver des fichiers avec certaines caractéristiques, mais ne permet pas de rechercher dans le contenu du fichier. </text:p>
      <text:p text:style-name="P11">La commande <text:span text:style-name="T8">grep</text:span> affiche toutes les lignes des fichiers données en argument, ou sur l’entrée standard, contenant une chaîne de caractères elle aussi donnée en argument. </text:p>
      <text:p text:style-name="P11">Prenons le fichier <text:span text:style-name="T35">slogan.txt</text:span> comme exemple :</text:p>
      <text:p text:style-name="P20"><text:span text:style-name="T2">$ cat slogan.txt</text:span></text:p>
      <text:p text:style-name="P20">There is nothing UNIX can’t buy</text:p>
      <text:p text:style-name="P20">Give that man a Bash</text:p>
      <text:p text:style-name="P20">Proudly powered by linux</text:p>
      <text:p text:style-name="P20">Crunch All you want. We’ll make Bash</text:p>
      <text:p text:style-name="P20">UNIX or nothing</text:p>
      <text:p text:style-name="P20">Kids are stronger with linux</text:p>
      <text:p text:style-name="P20">If you really want to know, look into linux</text:p>
      <text:p text:style-name="P20">We’re always low UNIX</text:p>
      <text:p text:style-name="P20">Pleasing linux the world over</text:p>
      <text:p text:style-name="P20">Linux inside</text:p>
      <text:p text:style-name="P20">Live free or die UNIX</text:p>
      <text:p text:style-name="P1">Voici un exemple d’utilisation de la command<text:span text:style-name="T38">e</text:span> <text:span text:style-name="T8">grep</text:span> sur ce fichier</text:p>
      <text:p text:style-name="P20"><text:span text:style-name="T21">$ </text:span><text:span text:style-name="T22">grep UNIX slogan.txt</text:span></text:p>
      <text:p text:style-name="P20">There is nothing UNIX can’t buy</text:p>
      <text:p text:style-name="P20">UNIX or nothing</text:p>
      <text:p text:style-name="P20">We’re always low UNIX</text:p>
      <text:p text:style-name="P20">Live free or die UNIX</text:p>
      <text:p text:style-name="P12">Dans cet exemple, on cherche dans le fichier <text:span text:style-name="T35">slogan.txt</text:span> toutes les lignes contenant le mot ’UNIX’.</text:p>
      <text:p text:style-name="P13"><text:soft-page-break/></text:p>
      <text:p text:style-name="P2">Dans le fichier <text:span text:style-name="T35">index.html</text:span>, on souhaite avoir la liste des lignes correspondant à des en-têtes de colonne (contenant donc au moins la chaine <text:span text:style-name="T2">"&lt;th"</text:span>).</text:p>
      <text:p text:style-name="P2">Donnez la commande permettant d'afficher ses lignes.</text:p>
      <text:p text:style-name="P2">Bonus : Donnez la commande donnant le nombre de colonnes du tableau ( il faut utiliser <text:span text:style-name="T2">wc -l </text:span>et l'opérateur de chainage)</text:p>
      <text:p text:style-name="Question"><text:span text:style-name="T61">Bonus Bis : <text:s/>Donnez la commande donnant le nombre de lignes (nombre de "&lt;tr") du tableau.</text:span></text:p>
      <text:p text:style-name="Standard"><text:span text:style-name="T61"/></text:p>
      <table:table table:name="Tableau5" table:style-name="Tableau5">
        <table:table-column table:style-name="Tableau5.A"/>
        <table:table-row table:style-name="Tableau5.1">
          <table:table-cell table:style-name="Tableau5.A1" office:value-type="string">
            <text:p text:style-name="P58">grep "&lt;th" index.html</text:p>
          </table:table-cell>
        </table:table-row>
      </table:table>
      <text:p text:style-name="P47"/>
      <text:p text:style-name="P12">Ici nous ne donnons qu’un seul fichier en argument, mais il est possible d’en donner plusieurs.</text:p>
      <text:p text:style-name="P20">$ grep UNIX fichier1.txt fichier2.txt</text:p>
      <text:p text:style-name="P28"/>
      <text:p text:style-name="P1">Les options de la commande les plus utilisées sont <text:span text:style-name="T14">-v</text:span> pour inverser la sélection, <text:span text:style-name="T14">-n</text:span> pour afficher le numéro de ligne et <text:span text:style-name="T14">-c</text:span> pour donner le nombre de lignes trouvées.</text:p>
      <text:p text:style-name="P14">Avoir les lignes <text:span text:style-name="T52">ne contenant pas</text:span> le mot « UNIX » :</text:p>
      <text:p text:style-name="P20"><text:span text:style-name="T21">$ </text:span><text:span text:style-name="T22">grep -v UNIX slogan.txt</text:span></text:p>
      <text:p text:style-name="P20">Give that man a Bash</text:p>
      <text:p text:style-name="P20">Proudly powered by linux</text:p>
      <text:p text:style-name="P20">Crunch All you want. We’ll make Bash</text:p>
      <text:p text:style-name="P20">Kids are stronger with linux</text:p>
      <text:p text:style-name="P20">If you really want to know, look into linux</text:p>
      <text:p text:style-name="P20">Pleasing linux the world over</text:p>
      <text:p text:style-name="P20">Linux inside</text:p>
      <text:p text:style-name="P14">Avoir le numéro des lignes ne contenant pas le mot « UNIX » :</text:p>
      <text:p text:style-name="P20"><text:span text:style-name="T21">$ </text:span><text:span text:style-name="T22">grep -nv UNIX slogan.txt</text:span></text:p>
      <text:p text:style-name="P20">2:Give that man a Bash</text:p>
      <text:p text:style-name="P20">3:Proudly powered by linux</text:p>
      <text:p text:style-name="P20">4:Crunch All you want. We’ll make Bash</text:p>
      <text:p text:style-name="P20">6:Kids are stronger with linux</text:p>
      <text:p text:style-name="P20">7:If you really want to know, look into linux</text:p>
      <text:p text:style-name="P20">9:Pleasing linux the world over</text:p>
      <text:p text:style-name="P20">10:Linux inside</text:p>
      <text:p text:style-name="P14">Avoir le nombre de lignes ne contenant pas le mot « UNIX » :</text:p>
      <text:p text:style-name="P20">$ <text:span text:style-name="T2">grep -vc UNIX slogan.txt</text:span></text:p>
      <text:p text:style-name="P20">7</text:p>
      <text:p text:style-name="P28"/>
      <text:p text:style-name="P15">Les motifs de recherche utilisés par la commande <text:span text:style-name="T8">grep</text:span> sont les expressions régulières. </text:p>
      <text:p text:style-name="P15">Les expressions régulières utilisées avec la commande <text:span text:style-name="T10">grep</text:span> permettent, par exemple, de rechercher des expressions complexes comme : </text:p>
      <text:list text:style-name="L3">
        <text:list-item>
          <text:p text:style-name="P39">trouver les lignes contenant les mots commençant par "th" ; </text:p>
        </text:list-item>
        <text:list-item>
          <text:p text:style-name="P39">les lignes contenant les mots de 4 lettres se terminant par "w" ; </text:p>
        </text:list-item>
        <text:list-item>
          <text:p text:style-name="P39">etc. </text:p>
        </text:list-item>
      </text:list>
      <text:p text:style-name="P15">Nous n’allons pas examiner ici toutes les possibilités des expressions régulières, mais seulement donner quelques exemples basiques.</text:p>
      <text:p text:style-name="P54"/>
      <text:p text:style-name="P1">L’accent circonflexe permet de chercher une expression en début de ligne :</text:p>
      <text:p text:style-name="P20"><text:span text:style-name="T39">$ </text:span><text:span text:style-name="T40">grep ^Li slogan.txt</text:span></text:p>
      <text:p text:style-name="P20">Linux inside</text:p>
      <text:p text:style-name="P20">Live free or die UNIX</text:p>
      <text:p text:style-name="P16"><text:span text:style-name="T53">Dans la plupart des fichiers de configuration, le symbole </text:span><text:span text:style-name="T3">#</text:span><text:span text:style-name="T53"> faire office de marqueur de commentaire en début de ligne.</text:span></text:p>
      <text:p text:style-name="P2"><text:soft-page-break/>Donnez la ligne de commande permettant <text:s/>d'avoir la liste des lignes en commentaire dans le fichier de configuration nommé <text:span text:style-name="T2">grub</text:span>.</text:p>
      <text:p text:style-name="P2">Donnez la ligne de commande permettant <text:s/>d'avoir la liste des lignes qui ne sont pas en commentaire dans le fichier de configuration nommé <text:span text:style-name="T2">grub</text:span>.</text:p>
      <text:p text:style-name="P51"><text:span text:style-name="T61"/></text:p>
      <table:table table:name="Tableau6" table:style-name="Tableau6">
        <table:table-column table:style-name="Tableau6.A"/>
        <table:table-row table:style-name="Tableau6.1">
          <table:table-cell table:style-name="Tableau6.A1" office:value-type="string">
            <text:p text:style-name="P59">grep ^"#" grub</text:p>
          </table:table-cell>
        </table:table-row>
      </table:table>
      <text:p text:style-name="P48"/>
      <text:p text:style-name="P1">A l’inverse, le caractère $ permet de rechercher une expression en fin de ligne.</text:p>
      <text:p text:style-name="P20"><text:span text:style-name="T21">$ </text:span><text:span text:style-name="T22">grep </text:span><text:span text:style-name="T23">lin</text:span><text:span text:style-name="T22">ux$ slogan.txt</text:span></text:p>
      <text:p text:style-name="P20">Proudly powered by linux</text:p>
      <text:p text:style-name="P20">Kids are stronger with linux</text:p>
      <text:p text:style-name="P20">If you really want to know, look into linux</text:p>
      <text:p text:style-name="P30"/>
      <text:p text:style-name="P1">La commande suivante permet de lister toutes les lignes commençant par "K" ou commençant par "U". Notez dans ce cas que l’expression régulière est placée entre guillemets simples.</text:p>
      <text:p text:style-name="P20"><text:span text:style-name="T21">$ </text:span><text:span text:style-name="T22">grep ’^[KU]’ slogan.txt</text:span></text:p>
      <text:p text:style-name="P20">UNIX or nothing</text:p>
      <text:p text:style-name="P20">Kids are stronger with linux</text:p>
      <text:p text:style-name="P30"/>
      <text:p text:style-name="P1">Les crochets permettent aussi de définir une plage de caractères. Dans l’exemple suivant, on liste toutes les lignes commençant par un caractère entre "K" et "U".</text:p>
      <text:p text:style-name="P20"><text:span text:style-name="T21">$ </text:span><text:span text:style-name="T22">grep ’^[K-U]’ slogan.txt</text:span></text:p>
      <text:p text:style-name="P20">There is nothing UNIX can’t buy</text:p>
      <text:p text:style-name="P20">Proudly powered by linux</text:p>
      <text:p text:style-name="P20">UNIX or nothing</text:p>
      <text:p text:style-name="P20">Kids are stronger with linux</text:p>
      <text:p text:style-name="P20">Pleasing linux the world over</text:p>
      <text:p text:style-name="P20">Linux inside</text:p>
      <text:p text:style-name="P20">Live free or die UNIX</text:p>
      <text:h text:style-name="P35" text:outline-level="2">Filtres puissants</text:h>
      <text:p text:style-name="P1">La commande grep s’utilise souvent comme filtre. L’exemple suivant permet de rechercher "<text:span text:style-name="T42">root</text:span>" dans les fichiers f1,f2,f3, et f4.</text:p>
      <text:p text:style-name="P20">$ cat f1 f2 f3 f4 | grep "<text:span text:style-name="T42">root</text:span>"</text:p>
      <text:h text:style-name="P33" text:outline-level="1">La commande sed</text:h>
      <text:p text:style-name="P1">La commande <text:span text:style-name="T8">sed</text:span> est un éditeur de texte non-interactif, c’est-à-dire qu’il ne permet pas la saisie de texte, mais plutôt d’éditer le contenu du fichier de façon automatisée. C’est en fait un filtre de la même nature que grep. La commande sed (stream editor) permet de modifier un flux de données de taille illimitée en utilisant très peu de mémoire. La commande sed est de ce fait un outil très rapide pour l’édition complexe de fichier.</text:p>
      <text:p text:style-name="P1">La commande <text:span text:style-name="T8">sed</text:span> possède plusieurs options offrant une grande variété de fonctionnalités d’édition et de traitements. En effet, la commande <text:span text:style-name="T8">sed</text:span> peut utiliser les expressions régulières qui en font un filtre très puissant et dont les possibilités sont infinies. La commande <text:span text:style-name="T8">sed</text:span> lit les fichiers dont les noms sont indiqués en argument. Si aucun nom n’est indiqué, elle lit l’entrée standard. On lui indique les traitements à effectuer en utilisant l’option <text:span text:style-name="T14">-e </text:span>(la présence de cette option est facultative s’il n’y a qu’une seule directive de traitement). <text:s/>Par défaut les fichiers indiqués ne sont pas modifiés et le résultat de la transformation est écrit sur la sortie standard. Mais avec l’option <text:span text:style-name="T2">-i</text:span> on peut obtenir que le résultat soit écrit dans chacun des fichiers.</text:p>
      <text:p text:style-name="P1"/>
      <text:p text:style-name="P1"><text:soft-page-break/>L’utilisation principale de la commande <text:span text:style-name="T8">sed</text:span> est la substitution d’une expression régulière par une chaîne de caractères, la forme syntaxique pour exprimer ce traitement est la suivante : </text:p>
      <text:p text:style-name="P1"><text:span text:style-name="T44">s</text:span><text:span text:style-name="T2">/expression-reguliere/chaîne</text:span><text:span text:style-name="T44">/g</text:span></text:p>
      <text:p text:style-name="P1"/>
      <text:p text:style-name="P17">L’option <text:span text:style-name="T44">/g </text:span>indique que toutes lignes validant l’expression régulière seront traitées, sinon le traitement s’arrêtera après la première occurrence trouvée. </text:p>
      <text:p text:style-name="P17"/>
      <text:p text:style-name="P17">Pour utiliser les caractères spéciaux tel que <text:span text:style-name="T2">/</text:span>ou <text:span text:style-name="T2">&amp; </text:span>dans les expressions ou la chaîne, il faut utiliser le caractère d’échappement <text:span text:style-name="T2">\</text:span>. Il est possible d’effectuer plusieurs substitutions à la suite, elles seront alors traitées les unes après les autres et de gauche à droite.</text:p>
      <text:p text:style-name="P1">Voici les exemples d’utilisation les plus courants :</text:p>
      <text:p text:style-name="P20"><text:span text:style-name="T21">$</text:span><text:span text:style-name="T11">sed</text:span><text:span text:style-name="T21"> </text:span>’<text:span text:style-name="T45">s</text:span><text:span text:style-name="T21">/alice/bob</text:span><text:span text:style-name="T45">/g</text:span><text:span text:style-name="T21">’ fichier1 fichier2</text:span></text:p>
      <text:p text:style-name="P1">Lit le contenu des fichiers fichier1 et fichier2 et l’écrit sur la sortie standard en remplaçant tous les <text:span text:style-name="T2">alice</text:span> par <text:span text:style-name="T2">bob</text:span>. Pour supprimer un mot il suffit de substituer le mot par une chaîne vide. Par exemple, pour supprimer le mot alice la commande est :</text:p>
      <text:p text:style-name="P20"><text:span text:style-name="T21">$</text:span><text:span text:style-name="T11">sed</text:span><text:span text:style-name="T21"> </text:span>’<text:span text:style-name="T45">s/</text:span><text:span text:style-name="T21">alice/</text:span><text:span text:style-name="T45">/g</text:span><text:span text:style-name="T21">’ fichier1 fichier2</text:span></text:p>
      <text:p text:style-name="P30"/>
      <text:p text:style-name="P1">Il est possible d’utiliser la commande sed comme filtre :</text:p>
      <text:p text:style-name="P21">$<text:span text:style-name="T7">cat</text:span> fichier | <text:span text:style-name="T7">sed</text:span> <text:span text:style-name="T33">-e</text:span> ’<text:span text:style-name="T43">s</text:span>/a/A<text:span text:style-name="T43">/g</text:span>’ <text:span text:style-name="T33">-e</text:span> ’<text:span text:style-name="T43">s</text:span>/TA/ta/<text:span text:style-name="T43">g</text:span>’</text:p>
      <text:p text:style-name="P1">La commande <text:span text:style-name="T12">cat</text:span> affiche le contenu du fichier <text:span text:style-name="T36">fichier</text:span> sur la sortie standard, qui est reprise par la commande <text:span text:style-name="T12">sed</text:span><text:span text:style-name="T35"> </text:span>(c’est le cas classique d’utilisation d’une commande filtre).</text:p>
      <text:p text:style-name="P18">Notez ici que nous avons utilisé l’option -e car la commande contient plusieurs directives de traitement. La première substitution change tous les <text:span text:style-name="T35">a</text:span> en <text:span text:style-name="T35">A</text:span> et la seconde tous les <text:span text:style-name="T35">TA</text:span> en <text:span text:style-name="T35">ta</text:span>. Ce qui signifie que si <text:span text:style-name="T36">fichier</text:span> contient une ligne <text:span text:style-name="T35">a Table</text:span>, cette ligne sera transformée en <text:span text:style-name="T35">A table</text:span>. </text:p>
      <text:p text:style-name="P18">En effet, la première substitution transformera : </text:p>
      <text:p text:style-name="P1"><text:span text:style-name="T37"><text:tab/></text:span><text:span text:style-name="T36">a Table</text:span> --&gt; <text:span text:style-name="T36">A Table</text:span></text:p>
      <text:p text:style-name="P1">et la deuxième substitution agira sur le résultat de la première substitution :</text:p>
      <text:p text:style-name="P22"><text:span text:style-name="T54"><text:tab/></text:span>A TAble --&gt; A table</text:p>
      <text:p text:style-name="P49">Le fichier <text:span text:style-name="T35">index2.html</text:span> contient un tableau en code html. Cependant, certaines balise<text:span text:style-name="T56">s</text:span> de cellule (&lt;td&gt;<text:span text:style-name="T55">, </text:span>&lt;/td&gt;) sont parfois en majuscule.</text:p>
      <text:p text:style-name="P2">Afin d'uniformiser le code html, donnez la commande permettant de remplacer toutes les balises "&lt;TD" par "&lt;td".</text:p>
      <text:p text:style-name="Question"><text:span text:style-name="T61">Même question pour les balises fermantes.</text:span></text:p>
      <text:p text:style-name="Standard"/>
      <table:table table:name="Tableau7" table:style-name="Tableau7">
        <table:table-column table:style-name="Tableau7.A"/>
        <table:table-row table:style-name="Tableau7.1">
          <table:table-cell table:style-name="Tableau7.A1" office:value-type="string">
            <text:p text:style-name="P60">sed 's/&lt;TD/&lt;td/g' index2.html</text:p>
            <text:p text:style-name="P60">sed 's/\/TD&gt;/\/td&gt;/g' index2.html</text:p>
            <text:p text:style-name="P62">sed -<text:span text:style-name="T68">e </text:span>'s/\/TD&gt;/\/td&gt;/g' -<text:span text:style-name="T68">e </text:span>'s/&lt;TD/&lt;td/g' index2.html</text:p>
          </table:table-cell>
        </table:table-row>
      </table:table>
      <text:h text:style-name="P35" text:outline-level="2"><text:span text:style-name="T65">O</text:span>ptions classiques</text:h>
      <text:p text:style-name="P1"><text:span text:style-name="T46">D</text:span>ans les exemples précédents, les substitutions sont effectuées sur l’ensemble des lignes. La syntaxe de substitution de la commande <text:span text:style-name="T12">sed</text:span> permet de spécifier les numéros des lignes sur lesquelles la substitution doit être effectuée. Par exemple, la commande suivante permet de remplacer ’UNIX’ par ’*nix’ seulement sur les lignes <text:span text:style-name="T2">1 à 5 incluses</text:span> :</text:p>
      <text:p text:style-name="P21"><text:span text:style-name="T21">$ </text:span><text:span text:style-name="T39">sed '</text:span><text:span text:style-name="T71">1,5</text:span><text:span text:style-name="T39">s/UNIX/*nix/g' slogan.txt</text:span></text:p>
      <text:p text:style-name="P28"><text:span text:style-name="T39"/></text:p>
      <text:p text:style-name="P1">la commande inverse pour rétablir le fichier d’origine</text:p>
      <text:p text:style-name="P24"><text:span text:style-name="T21">$ </text:span><text:span text:style-name="T39">sed '</text:span><text:span text:style-name="T71">1,5</text:span><text:span text:style-name="T39">s/*nix/UNIX/g' slogan.txt</text:span></text:p>
      <text:p text:style-name="P29"><text:span text:style-name="T39"/></text:p>
      <text:p text:style-name="P1">S’il est possible d’effectuer les substitutions seulement sur des lignes données en argument, il est aussi possible de spécifier les lignes en fonction d’un motif de recherche.</text:p>
      <text:p text:style-name="P20"><text:span text:style-name="T21">$ </text:span><text:span text:style-name="T47">sed -e '</text:span><text:span text:style-name="T72">/^C/</text:span><text:span text:style-name="T47">s/B</text:span><text:span text:style-name="T48">ash</text:span><text:span text:style-name="T47">/B</text:span><text:span text:style-name="T48">ASH</text:span><text:span text:style-name="T47">/g' slogan.txt</text:span></text:p>
      <text:p text:style-name="P1"><text:soft-page-break/><text:span text:style-name="T69">La commande précédente permet de remplacer ’</text:span><text:span text:style-name="T70">Bash</text:span><text:span text:style-name="T69">’ par ’</text:span><text:span text:style-name="T70">BASH</text:span><text:span text:style-name="T69">’ sur les lignes commençant par ’</text:span><text:span text:style-name="T70">C</text:span><text:span text:style-name="T69">’. </text:span></text:p>
      <text:p text:style-name="P1">La commande suivante permet de faire ce changement sur les lignes contenant le mot ’<text:span text:style-name="T35">that</text:span>’.</text:p>
      <text:p text:style-name="P20"><text:span text:style-name="T24">$</text:span><text:span text:style-name="T48"> </text:span><text:span text:style-name="T47">sed -e '</text:span><text:span text:style-name="T72">/that/</text:span><text:span text:style-name="T47">s/Bash/BASH/g' slogan.txt</text:span></text:p>
      <text:p text:style-name="P1"><text:span text:style-name="T21"/></text:p>
      <text:p text:style-name="P19">Le fichier <text:span text:style-name="T35">index3.html</text:span> contient des liens avec des références absolues (chemins sous la forme /xxx/dd/zz), ce qui est gênant si l'on souhaite héberger la page ailleurs que sur la machine d'orig<text:span text:style-name="T57">i</text:span>ne.</text:p>
      <text:p text:style-name="P2">Donner la ligne de commande permettant de transformer toutes les références absolue<text:span text:style-name="T58">s</text:span> "<text:bookmark-start text:name="__DdeLink__1352_2651331280"/><text:span text:style-name="T2">/home/toto/public_html/monsite/</text:span><text:bookmark-end text:name="__DdeLink__1352_2651331280"/>" en référence relative "<text:span text:style-name="T2">../</text:span>" pour les balises de lien contenant l'attribut <text:span text:style-name="T14">href</text:span>.</text:p>
      <text:p text:style-name="P2">Faite de même pour la source (attribut <text:span text:style-name="T14">src</text:span>) des images (balise <text:span text:style-name="T59">img</text:span>).</text:p>
      <text:p text:style-name="P52"><text:span text:style-name="T61"/></text:p>
      <table:table table:name="Tableau8" table:style-name="Tableau8">
        <table:table-column table:style-name="Tableau8.A"/>
        <table:table-row table:style-name="Tableau8.1">
          <table:table-cell table:style-name="Tableau8.A1" office:value-type="string">
            <text:p text:style-name="P63">sed -<text:span text:style-name="T74">e </text:span>'/<text:span text:style-name="T74">href/</text:span>s/\/home\/toto\/public_html\/monsite/../g' -<text:span text:style-name="T74">e </text:span>'/<text:span text:style-name="T74">href/</text:span>s/<text:span text:style-name="T73">\</text:span>/<text:span text:style-name="T73">image/\/..</text:span>/g' index3.html</text:p>
          </table:table-cell>
        </table:table-row>
      </table:table>
      <text:p text:style-name="P50"/>
      <text:p text:style-name="P1"><text:span text:style-name="T49">J</text:span>usqu’ici nous avons effectué des substitutions en utilisant un motif de recherche simple. Mais il est possible, comme pour la commande grep, d’utiliser des expressions régulières complexes. </text:p>
      <text:p text:style-name="P1">La commande suivante remplacera toutes les chaînes de caractères contenant ’L’ et ’x’ avec n’importe quel nombre de caractères entre ces deux lettres par "XXX"</text:p>
      <text:p text:style-name="P20"><text:span text:style-name="T41">$ </text:span><text:span text:style-name="T40">sed -e 's/L.*x/XXX/g' slogan.txt</text:span></text:p>
      <text:p text:style-name="P1"><text:span text:style-name="T12">sed</text:span> permet aussi de supprimer des lignes trouvées, au lieu de faire une substitution comme on l’a fait jusqu’ici. La commande suivante permet de supprimer, grâce à l’action <text:span text:style-name="T35">/d</text:span></text:p>
      <text:p text:style-name="P1">La commande suivante <text:span text:style-name="T50">effectue la suppression de toutes les lignes contenant le mot Linux.</text:span></text:p>
      <text:p text:style-name="P20"><text:span text:style-name="T2">$ sed -e ’/Linux/d’ slogan.txt</text:span></text:p>
      <text:p text:style-name="P2">Donnez la ligne de commande permettant de supprimer l'ensemble des lignes contenant le mot <text:span text:style-name="T44">TIMEOUT</text:span> dans le fichier <text:span text:style-name="T35">grub</text:span>.</text:p>
      <text:p text:style-name="P2">Donnez la ligne de commande permettant de supprimer l'ensemble des lignes en commentaire (commençant par <text:span text:style-name="T44">#</text:span> )dans le fichier <text:span text:style-name="T35">grub</text:span></text:p>
      <text:p text:style-name="P52"><text:span text:style-name="T61"/></text:p>
      <table:table table:name="Tableau9" table:style-name="Tableau9">
        <table:table-column table:style-name="Tableau9.A"/>
        <table:table-row table:style-name="Tableau9.1">
          <table:table-cell table:style-name="Tableau9.A1" office:value-type="string">
            <text:p text:style-name="P61">sed -<text:span text:style-name="T75">e </text:span>'/TIMEOUT/d' grub</text:p>
            <text:p text:style-name="P61">sed -<text:span text:style-name="T75">e</text:span> '/^#/d' grub</text:p>
          </table:table-cell>
        </table:table-row>
      </table:table>
      <text:h text:style-name="P32" text:outline-level="1">Conclusion</text:h>
      <text:p text:style-name="P1">Les commandes que nous avons vu ici (<text:span text:style-name="T35">find</text:span>, <text:span text:style-name="T35">grep</text:span>, <text:span text:style-name="T35">sed</text:span>) sont <text:span text:style-name="T51">d</text:span>es commandes <text:span text:style-name="T51">dont la ma</text:span>îtrise <text:span text:style-name="T51">est indispensable pour un administrateur système sous LINUX. C</text:span>es commandes, et les filtres puissants en général, font partie des fondamentaux de <text:span text:style-name="T51">LINUX.</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Mono" svg:font-family="'Noto Mono'" style:font-pitch="fixed"/>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Question" style:family="paragraph" style:parent-style-name="Standard" style:next-style-name="Standard">
      <loext:graphic-properties draw:fill="solid" draw:fill-color="#e0ffff"/>
      <style:paragraph-properties fo:background-color="#e0ffff" style:border-line-width="0.002cm 0.004cm 0.002cm" fo:padding="0.049cm" fo:border="0.2pt double #ff0000"/>
    </style:style>
    <style:style style:name="console" style:family="paragraph" style:parent-style-name="Standard">
      <loext:graphic-properties draw:fill="solid" draw:fill-color="#000000"/>
      <style:paragraph-properties fo:background-color="#000000"/>
      <style:text-properties style:font-name="Courier New" fo:font-family="'Courier New'" style:font-style-name="Normal" style:font-family-generic="modern"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sole" style:family="paragraph" style:parent-style-name="Text_20_body">
      <style:paragraph-properties fo:padding="0.049cm" fo:border="0.06pt solid #000000"/>
    </style:style>
    <style:style style:name="Comment" style:family="paragraph" style:parent-style-name="Standard" style:class="extra">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idier BERNARD</meta:initial-creator>
    <meta:creation-date>2024-09-03T20:05:26.382000000</meta:creation-date>
    <dc:date>2024-09-25T10:45:33.511942167</dc:date>
    <meta:editing-duration>PT7H58M59S</meta:editing-duration>
    <meta:editing-cycles>132</meta:editing-cycles>
    <meta:generator>LibreOffice/24.2.5.2$Linux_X86_64 LibreOffice_project/420$Build-2</meta:generator>
    <meta:document-statistic meta:table-count="8" meta:image-count="0" meta:object-count="0" meta:page-count="7" meta:paragraph-count="208" meta:word-count="2589" meta:character-count="15734" meta:non-whitespace-character-count="13339"/>
  </office:meta>
</office:document-meta>
</file>